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e564c"/>
    </style:style>
    <style:style style:name="T1" style:family="text">
      <style:text-properties officeooo:rsid="001e56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Company Letterhead]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aler Group Acceptance of Investors </text:p>
      <text:p text:style-name="P1"/>
      <text:p text:style-name="P1"/>
      <text:p text:style-name="P1"/>
      <text:p text:style-name="P1">B<text:span text:style-name="T1">etaSmartz</text:span> Adviser Processing:</text:p>
      <text:p text:style-name="P1">[insert Dealer Group name] accepts the transfer of the investors listed in the attached spreadsheet. These investors should be allocated to [insert adviser name]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gned by </text:p>
      <text:p text:style-name="P1">[Print name] </text:p>
      <text:p text:style-name="P1"/>
      <text:p text:style-name="P1"/>
      <text:p text:style-name="P1"/>
      <text:p text:style-name="P1"/>
      <text:p text:style-name="P1">Authorised Representative </text:p>
      <text:p text:style-name="P1">[insert da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00:38:21.771098332</meta:creation-date>
    <dc:date>2015-10-25T00:40:35.411507080</dc:date>
    <meta:editing-duration>P0D</meta:editing-duration>
    <meta:editing-cycles>1</meta:editing-cycles>
    <meta:document-statistic meta:table-count="0" meta:image-count="0" meta:object-count="0" meta:page-count="1" meta:paragraph-count="8" meta:word-count="42" meta:character-count="313" meta:non-whitespace-character-count="273"/>
    <meta:generator>LibreOffice/4.2.8.2$Linux_X86_64 LibreOffice_project/420m0$Build-2</meta:generator>
  </office:meta>
</office:document-meta>
</file>